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LOL KEK azazaz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Tex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condd slid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ample T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05:21:19.648049062</meta:creation-date>
    <meta:editing-duration>PT42S</meta:editing-duration>
    <meta:editing-cycles>2</meta:editing-cycles>
    <meta:generator>LibreOffice/6.4.6.2$Linux_X86_64 LibreOffice_project/40$Build-2</meta:generator>
    <dc:title>Alizarin</dc:title>
    <dc:date>2020-10-27T05:22:01.742060220</dc:date>
    <meta:document-statistic meta:object-count="45"/>
  </office:meta>
</office:document-meta>
</file>